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3965in" table:align="left"/>
    </style:style>
    <style:style style:name="Table1.A" style:family="table-column">
      <style:table-column-properties style:column-width="0.0861in"/>
    </style:style>
    <style:style style:name="Table1.B" style:family="table-column">
      <style:table-column-properties style:column-width="5.3104in"/>
    </style:style>
    <style:style style:name="Table1.A1" style:family="table-cell">
      <style:table-cell-properties style:vertical-align="middle" fo:padding="0.0194in" fo:border="none"/>
    </style:style>
    <style:style style:name="Table2" style:family="table">
      <style:table-properties style:width="5.3965in" table:align="left"/>
    </style:style>
    <style:style style:name="Table2.A" style:family="table-column">
      <style:table-column-properties style:column-width="0.0861in"/>
    </style:style>
    <style:style style:name="Table2.B" style:family="table-column">
      <style:table-column-properties style:column-width="5.3104in"/>
    </style:style>
    <style:style style:name="Table2.A1" style:family="table-cell">
      <style:table-cell-properties style:vertical-align="middle" fo:padding="0.0194in" fo:border="none"/>
    </style:style>
    <style:style style:name="Table3" style:family="table">
      <style:table-properties style:width="5.3965in" table:align="left"/>
    </style:style>
    <style:style style:name="Table3.A" style:family="table-column">
      <style:table-column-properties style:column-width="0.0861in"/>
    </style:style>
    <style:style style:name="Table3.B" style:family="table-column">
      <style:table-column-properties style:column-width="5.3104in"/>
    </style:style>
    <style:style style:name="Table3.A1" style:family="table-cell">
      <style:table-cell-properties style:vertical-align="middle" fo:padding="0.0194in" fo:border="none"/>
    </style:style>
    <style:style style:name="Table4" style:family="table">
      <style:table-properties style:width="5.3965in" table:align="left"/>
    </style:style>
    <style:style style:name="Table4.A" style:family="table-column">
      <style:table-column-properties style:column-width="0.0861in"/>
    </style:style>
    <style:style style:name="Table4.B" style:family="table-column">
      <style:table-column-properties style:column-width="5.3104in"/>
    </style:style>
    <style:style style:name="Table4.A1" style:family="table-cell">
      <style:table-cell-properties style:vertical-align="middle" fo:padding="0.0194in" fo:border="none"/>
    </style:style>
    <style:style style:name="Table5" style:family="table">
      <style:table-properties style:width="5.3965in" table:align="left"/>
    </style:style>
    <style:style style:name="Table5.A" style:family="table-column">
      <style:table-column-properties style:column-width="0.0861in"/>
    </style:style>
    <style:style style:name="Table5.B" style:family="table-column">
      <style:table-column-properties style:column-width="5.3104in"/>
    </style:style>
    <style:style style:name="Table5.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text-properties fo:font-size="2pt" style:font-size-asian="2pt" style:font-size-complex="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P Module 3 notes</text:p>
      <text:p text:style-name="Standard"/>
      <text:p text:style-name="Standard">3-1</text:p>
      <text:p text:style-name="Standard">For Loops</text:p>
      <text:p text:style-name="Standard"/>
      <text:p text:style-name="Standard">HTML</text:p>
      <text:p text:style-name="Standard"/>
      <table:table table:name="Table1" table:style-name="Table1">
        <table:table-column table:style-name="Table1.A"/>
        <table:table-column table:style-name="Table1.B"/>
        <table:table-row>
          <table:table-cell table:style-name="Table1.A1" office:value-type="string">
            <text:p text:style-name="P1"/>
          </table:table-cell>
          <table:table-cell table:style-name="Table1.A1" office:value-type="string">
            <text:p text:style-name="Table_20_Contents">&lt;!DOCTYPE HTML PUBLIC "-//W3C//DTD HTML 4.01 Transitional//EN"&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html&gt;</text:p>
          </table:table-cell>
        </table:table-row>
        <table:table-row>
          <table:table-cell table:style-name="Table1.A1" office:value-type="string">
            <text:p text:style-name="P1"/>
          </table:table-cell>
          <table:table-cell table:style-name="Table1.A1" office:value-type="string">
            <text:p text:style-name="Table_20_Contents">&lt;head&gt;</text:p>
          </table:table-cell>
        </table:table-row>
        <table:table-row>
          <table:table-cell table:style-name="Table1.A1" office:value-type="string">
            <text:p text:style-name="P1"/>
          </table:table-cell>
          <table:table-cell table:style-name="Table1.A1" office:value-type="string">
            <text:p text:style-name="Table_20_Contents">&lt;title&gt;401 String Delimiters&lt;/title&gt;</text:p>
          </table:table-cell>
        </table:table-row>
        <table:table-row>
          <table:table-cell table:style-name="Table1.A1" office:value-type="string">
            <text:p text:style-name="P1"/>
          </table:table-cell>
          <table:table-cell table:style-name="Table1.A1" office:value-type="string">
            <text:p text:style-name="Table_20_Contents">&lt;link rel="stylesheet" type="text/css" href="<text:a xlink:type="simple" xlink:href="http://profperry.com/Classes20/PHPwithMySQL/Chapter_5/Working_Files_orig/css/basic.css" office:target-frame-name="_blank" xlink:show="new" text:style-name="Internet_20_link" text:visited-style-name="Visited_20_Internet_20_Link">css/basic.css</text:a>" /&gt;</text:p>
          </table:table-cell>
        </table:table-row>
        <table:table-row>
          <table:table-cell table:style-name="Table1.A1" office:value-type="string">
            <text:p text:style-name="P1"/>
          </table:table-cell>
          <table:table-cell table:style-name="Table1.A1" office:value-type="string">
            <text:p text:style-name="Table_20_Contents">&lt;/head&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body&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h3&gt;The FOR Loop&lt;/h3&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form method="post" action="0501_FOR_loop.php"&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p&gt;Enter Team Member Names</text:p>
          </table:table-cell>
        </table:table-row>
        <table:table-row>
          <table:table-cell table:style-name="Table1.A1" office:value-type="string">
            <text:p text:style-name="P1"/>
          </table:table-cell>
          <table:table-cell table:style-name="Table1.A1" office:value-type="string">
            <text:p text:style-name="Table_20_Contents">&lt;br /&gt;1. &lt;input type="text" name="member1" size="30"&gt;</text:p>
          </table:table-cell>
        </table:table-row>
        <table:table-row>
          <table:table-cell table:style-name="Table1.A1" office:value-type="string">
            <text:p text:style-name="P1"/>
          </table:table-cell>
          <table:table-cell table:style-name="Table1.A1" office:value-type="string">
            <text:p text:style-name="Table_20_Contents">&lt;br /&gt;2. &lt;input type="text" name="member2" size="30"&gt;</text:p>
          </table:table-cell>
        </table:table-row>
        <table:table-row>
          <table:table-cell table:style-name="Table1.A1" office:value-type="string">
            <text:p text:style-name="P1"/>
          </table:table-cell>
          <table:table-cell table:style-name="Table1.A1" office:value-type="string">
            <text:p text:style-name="Table_20_Contents">&lt;br /&gt;3. &lt;input type="text" name="member3" size="30"&gt;</text:p>
          </table:table-cell>
        </table:table-row>
        <table:table-row>
          <table:table-cell table:style-name="Table1.A1" office:value-type="string">
            <text:p text:style-name="P1"/>
          </table:table-cell>
          <table:table-cell table:style-name="Table1.A1" office:value-type="string">
            <text:p text:style-name="Table_20_Contents">&lt;br /&gt;4. &lt;input type="text" name="member4" size="30"&gt;</text:p>
          </table:table-cell>
        </table:table-row>
        <table:table-row>
          <table:table-cell table:style-name="Table1.A1" office:value-type="string">
            <text:p text:style-name="P1"/>
          </table:table-cell>
          <table:table-cell table:style-name="Table1.A1" office:value-type="string">
            <text:p text:style-name="Table_20_Contents">&lt;br /&gt;5. &lt;input type="text" name="member5" size="30"&gt;</text:p>
          </table:table-cell>
        </table:table-row>
        <table:table-row>
          <table:table-cell table:style-name="Table1.A1" office:value-type="string">
            <text:p text:style-name="P1"/>
          </table:table-cell>
          <table:table-cell table:style-name="Table1.A1" office:value-type="string">
            <text:p text:style-name="Table_20_Contents">&lt;/p&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input type="submit" value="Submit Information"&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form&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body&gt;</text:p>
          </table:table-cell>
        </table:table-row>
        <table:table-row>
          <table:table-cell table:style-name="Table1.A1" office:value-type="string">
            <text:p text:style-name="P1"/>
          </table:table-cell>
          <table:table-cell table:style-name="Table1.A1" office:value-type="string">
            <text:p text:style-name="Table_20_Contents">&lt;/html&gt;</text:p>
          </table:table-cell>
        </table:table-row>
        <table:table-row>
          <table:table-cell table:style-name="Table1.A1" office:value-type="string">
            <text:p text:style-name="P1"/>
          </table:table-cell>
          <table:table-cell table:style-name="Table1.A1" office:value-type="string">
            <text:p text:style-name="P1"/>
          </table:table-cell>
        </table:table-row>
      </table:table>
      <text:p text:style-name="Standard"/>
      <text:p text:style-name="Standard"/>
      <text:p text:style-name="Standard">PHP</text:p>
      <text:p text:style-name="Standard">&lt;!DOCTYPE HTML PUBLIC “-//W3C//DTD HTML 4.01 Transitional//EN”&gt;</text:p>
      <text:p text:style-name="Standard"/>
      <text:p text:style-name="Standard">&lt;html&gt;</text:p>
      <text:p text:style-name="Standard">&lt;head&gt;</text:p>
      <text:p text:style-name="Standard"><text:tab/>&lt;title&gt;0501 The FOR Loop&lt;/title&gt;<text:line-break/><text:soft-page-break/><text:tab/>&lt;link rel=”stylesheet” type=”text/css” href=”css/basic.css”&gt;</text:p>
      <text:p text:style-name="Standard">&lt;/head&gt;</text:p>
      <text:p text:style-name="Standard"/>
      <text:p text:style-name="Standard">&lt;body&gt;</text:p>
      <text:p text:style-name="Standard"/>
      <text:p text:style-name="Standard"><text:tab/>&lt;h3&gt;The FOR Loop&lt;/h3&gt;</text:p>
      <text:p text:style-name="Standard"/>
      <text:p text:style-name="Standard"><text:tab/>&lt;h4&gt;Simple For Loop&lt;/h4&gt;</text:p>
      <text:p text:style-name="Standard"><text:tab/>&lt;?php</text:p>
      <text:p text:style-name="Standard"><text:tab/><text:tab/>//keyword “for” initiates a for loop</text:p>
      <text:p text:style-name="Standard"><text:tab/><text:tab/>//the parentheses hold our conditions, separated by semicolons</text:p>
      <text:p text:style-name="Standard"><text:tab/><text:tab/>//first one sets the counter (index), second says when to stop, last says what to do each loop (in this case we add 1 to the counter)</text:p>
      <text:p text:style-name="Standard"><text:tab/><text:tab/>//$ii is nice to use as your counter variable since it stands out when looking through code</text:p>
      <text:p text:style-name="Standard"><text:tab/><text:tab/>for ($ii = 1; $ii &lt;=5; i++)</text:p>
      <text:p text:style-name="Standard"><text:tab/><text:tab/>{</text:p>
      <text:p text:style-name="Standard"><text:tab/><text:tab/><text:tab/>//so this will print “line: “ then the counter number then the line break</text:p>
      <text:p text:style-name="Standard"><text:tab/><text:tab/><text:tab/>print “line: “.$ii.”&lt;br&gt;”;</text:p>
      <text:p text:style-name="Standard"><text:tab/><text:tab/>}</text:p>
      <text:p text:style-name="Standard"><text:tab/>?&gt;</text:p>
      <text:p text:style-name="Standard"/>
      <text:p text:style-name="Standard"><text:tab/>&lt;h4&gt;Team Members&lt;/h4&gt;</text:p>
      <text:p text:style-name="Standard"><text:tab/>&lt;?php</text:p>
      <text:p text:style-name="Standard"><text:tab/><text:tab/>for ($ii = 1; $ii &lt;=5; $ii++)</text:p>
      <text:p text:style-name="Standard"><text:tab/><text:tab/>{</text:p>
      <text:p text:style-name="Standard"><text:tab/><text:tab/><text:tab/>//this will concatenate the word 'member' with the counter value</text:p>
      <text:p text:style-name="Standard"><text:tab/><text:tab/><text:tab/>//it will go through as “member1”, “member2”, etc which corresponds to our html names</text:p>
      <text:p text:style-name="Standard"><text:tab/><text:tab/><text:tab/>$member_html_name = 'member'.$ii;</text:p>
      <text:p text:style-name="Standard"><text:tab/><text:tab/><text:tab/></text:p>
      <text:p text:style-name="Standard"><text:tab/><text:tab/><text:tab/>//this $_POST relies on the code above setting the member#</text:p>
      <text:p text:style-name="Standard"><text:tab/><text:tab/><text:tab/>//it will find the name inputted at that member# and assign it to $member</text:p>
      <text:p text:style-name="Standard"><text:tab/><text:tab/><text:tab/>$member = $_POST[$member_html_name];</text:p>
      <text:p text:style-name="Standard"><text:tab/><text:tab/><text:tab/>//NOTE: if you're passing a variable into a $_POST statement, do NOT use quotes</text:p>
      <text:p text:style-name="Standard"/>
      <text:p text:style-name="Standard"><text:tab/><text:tab/><text:tab/>//then we print text, the counter number, and $member</text:p>
      <text:p text:style-name="Standard"><text:tab/><text:tab/><text:tab/>//because this is a loop, this text statement will build until the loop ends</text:p>
      <text:p text:style-name="Standard"><text:tab/><text:tab/><text:tab/>print “Team Member : “.$ii.”.$member;</text:p>
      <text:p text:style-name="Standard"><text:tab/><text:tab/>}</text:p>
      <text:p text:style-name="Standard"><text:tab/>?&gt;</text:p>
      <text:p text:style-name="Standard"/>
      <text:p text:style-name="Standard">&lt;/body&gt;</text:p>
      <text:p text:style-name="Standard">&lt;/html&gt;</text:p>
      <text:p text:style-name="Standard"/>
      <text:p text:style-name="Standard">-looping is done when you need a repetitive task to be performed a certain number of times</text:p>
      <text:p text:style-name="Standard">-for loops are held in curly braces much like how if statements are</text:p>
      <text:p text:style-name="Standard">-for loops are best used when you know how many times you want the loop to iterate</text:p>
      <text:p text:style-name="Standard"/>
      <text:p text:style-name="Standard"><text:soft-page-break/>3-2</text:p>
      <text:p text:style-name="Standard">While Loop</text:p>
      <text:p text:style-name="Standard"/>
      <text:p text:style-name="Standard">HTML</text:p>
      <text:p text:style-name="Standard"/>
      <table:table table:name="Table2" table:style-name="Table2">
        <table:table-column table:style-name="Table2.A"/>
        <table:table-column table:style-name="Table2.B"/>
        <table:table-row>
          <table:table-cell table:style-name="Table2.A1" office:value-type="string">
            <text:p text:style-name="P1"/>
          </table:table-cell>
          <table:table-cell table:style-name="Table2.A1" office:value-type="string">
            <text:p text:style-name="Table_20_Contents">&lt;!DOCTYPE HTML PUBLIC "-//W3C//DTD HTML 4.01 Transitional//EN"&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html&gt;</text:p>
          </table:table-cell>
        </table:table-row>
        <table:table-row>
          <table:table-cell table:style-name="Table2.A1" office:value-type="string">
            <text:p text:style-name="P1"/>
          </table:table-cell>
          <table:table-cell table:style-name="Table2.A1" office:value-type="string">
            <text:p text:style-name="Table_20_Contents">&lt;head&gt;</text:p>
          </table:table-cell>
        </table:table-row>
        <table:table-row>
          <table:table-cell table:style-name="Table2.A1" office:value-type="string">
            <text:p text:style-name="P1"/>
          </table:table-cell>
          <table:table-cell table:style-name="Table2.A1" office:value-type="string">
            <text:p text:style-name="Table_20_Contents">&lt;title&gt;0402 The WHILE loop&lt;/title&gt;</text:p>
          </table:table-cell>
        </table:table-row>
        <table:table-row>
          <table:table-cell table:style-name="Table2.A1" office:value-type="string">
            <text:p text:style-name="P1"/>
          </table:table-cell>
          <table:table-cell table:style-name="Table2.A1" office:value-type="string">
            <text:p text:style-name="Table_20_Contents">&lt;link rel="stylesheet" type="text/css" href="<text:a xlink:type="simple" xlink:href="http://profperry.com/Classes20/PHPwithMySQL/Chapter_5/Working_Files_orig/css/basic.css" office:target-frame-name="_blank" xlink:show="new" text:style-name="Internet_20_link" text:visited-style-name="Visited_20_Internet_20_Link">css/basic.css</text:a>" /&gt;</text:p>
          </table:table-cell>
        </table:table-row>
        <table:table-row>
          <table:table-cell table:style-name="Table2.A1" office:value-type="string">
            <text:p text:style-name="P1"/>
          </table:table-cell>
          <table:table-cell table:style-name="Table2.A1" office:value-type="string">
            <text:p text:style-name="Table_20_Contents">&lt;/head&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body&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h3&gt;The WHILE Loop&lt;/h3&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form method="post" action="0502_WHILE_loop.php"&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p&gt;Grocery List</text:p>
          </table:table-cell>
        </table:table-row>
        <table:table-row>
          <table:table-cell table:style-name="Table2.A1" office:value-type="string">
            <text:p text:style-name="P1"/>
          </table:table-cell>
          <table:table-cell table:style-name="Table2.A1" office:value-type="string">
            <text:p text:style-name="Table_20_Contents">&lt;br /&gt;1. &lt;input type="text" name="item1" size="30"&gt;</text:p>
          </table:table-cell>
        </table:table-row>
        <table:table-row>
          <table:table-cell table:style-name="Table2.A1" office:value-type="string">
            <text:p text:style-name="P1"/>
          </table:table-cell>
          <table:table-cell table:style-name="Table2.A1" office:value-type="string">
            <text:p text:style-name="Table_20_Contents">&lt;br /&gt;2. &lt;input type="text" name="item2" size="30"&gt;</text:p>
          </table:table-cell>
        </table:table-row>
        <table:table-row>
          <table:table-cell table:style-name="Table2.A1" office:value-type="string">
            <text:p text:style-name="P1"/>
          </table:table-cell>
          <table:table-cell table:style-name="Table2.A1" office:value-type="string">
            <text:p text:style-name="Table_20_Contents">&lt;br /&gt;3. &lt;input type="text" name="item3" size="30"&gt;</text:p>
          </table:table-cell>
        </table:table-row>
        <table:table-row>
          <table:table-cell table:style-name="Table2.A1" office:value-type="string">
            <text:p text:style-name="P1"/>
          </table:table-cell>
          <table:table-cell table:style-name="Table2.A1" office:value-type="string">
            <text:p text:style-name="Table_20_Contents">&lt;br /&gt;4. &lt;input type="text" name="item4" size="30"&gt;</text:p>
          </table:table-cell>
        </table:table-row>
        <table:table-row>
          <table:table-cell table:style-name="Table2.A1" office:value-type="string">
            <text:p text:style-name="P1"/>
          </table:table-cell>
          <table:table-cell table:style-name="Table2.A1" office:value-type="string">
            <text:p text:style-name="Table_20_Contents">&lt;br /&gt;5. &lt;input type="text" name="item5" size="30"&gt;</text:p>
          </table:table-cell>
        </table:table-row>
        <table:table-row>
          <table:table-cell table:style-name="Table2.A1" office:value-type="string">
            <text:p text:style-name="P1"/>
          </table:table-cell>
          <table:table-cell table:style-name="Table2.A1" office:value-type="string">
            <text:p text:style-name="Table_20_Contents">&lt;br /&gt;6. &lt;input type="text" name="item6" size="30"&gt;</text:p>
          </table:table-cell>
        </table:table-row>
        <table:table-row>
          <table:table-cell table:style-name="Table2.A1" office:value-type="string">
            <text:p text:style-name="P1"/>
          </table:table-cell>
          <table:table-cell table:style-name="Table2.A1" office:value-type="string">
            <text:p text:style-name="Table_20_Contents">&lt;br /&gt;7. &lt;input type="text" name="item7" size="30"&gt;</text:p>
          </table:table-cell>
        </table:table-row>
        <table:table-row>
          <table:table-cell table:style-name="Table2.A1" office:value-type="string">
            <text:p text:style-name="P1"/>
          </table:table-cell>
          <table:table-cell table:style-name="Table2.A1" office:value-type="string">
            <text:p text:style-name="Table_20_Contents">&lt;/p&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input type="submit" value="Submit Information"&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form&gt;</text:p>
          </table:table-cell>
        </table:table-row>
        <table:table-row>
          <table:table-cell table:style-name="Table2.A1" office:value-type="string">
            <text:p text:style-name="P1"/>
          </table:table-cell>
          <table:table-cell table:style-name="Table2.A1" office:value-type="string">
            <text:p text:style-name="Table_20_Contents"/>
          </table:table-cell>
        </table:table-row>
        <table:table-row>
          <table:table-cell table:style-name="Table2.A1" office:value-type="string">
            <text:p text:style-name="P1"/>
          </table:table-cell>
          <table:table-cell table:style-name="Table2.A1" office:value-type="string">
            <text:p text:style-name="Table_20_Contents">&lt;/body&gt;</text:p>
          </table:table-cell>
        </table:table-row>
        <table:table-row>
          <table:table-cell table:style-name="Table2.A1" office:value-type="string">
            <text:p text:style-name="P1"/>
          </table:table-cell>
          <table:table-cell table:style-name="Table2.A1" office:value-type="string">
            <text:p text:style-name="Table_20_Contents">&lt;/html&gt;</text:p>
          </table:table-cell>
        </table:table-row>
        <table:table-row>
          <table:table-cell table:style-name="Table2.A1" office:value-type="string">
            <text:p text:style-name="P1"/>
          </table:table-cell>
          <table:table-cell table:style-name="Table2.A1" office:value-type="string">
            <text:p text:style-name="P1"/>
          </table:table-cell>
        </table:table-row>
      </table:table>
      <text:p text:style-name="Standard"/>
      <text:p text:style-name="Standard"/>
      <text:p text:style-name="Standard">PHP</text:p>
      <text:p text:style-name="Standard">&lt;!DOCTYPE HTML PUBLIC “-//W3C//DTD HTML 4.01 Transitional//EN”&gt;</text:p>
      <text:p text:style-name="Standard"/>
      <text:p text:style-name="Standard">&lt;html&gt;</text:p>
      <text:p text:style-name="Standard">&lt;head&gt;</text:p>
      <text:p text:style-name="Standard"><text:soft-page-break/><text:tab/>&lt;title&gt;0502 The WHILE Loop&lt;/title&gt;</text:p>
      <text:p text:style-name="Standard"><text:tab/>&lt;link rel=”stylesheet” type=”text/css” href=”css/basic.css”&gt;</text:p>
      <text:p text:style-name="Standard">&lt;/head&gt;</text:p>
      <text:p text:style-name="Standard"/>
      <text:p text:style-name="Standard">&lt;body&gt;</text:p>
      <text:p text:style-name="Standard"/>
      <text:p text:style-name="Standard"><text:tab/>&lt;h3&gt;The WHILE Loop&lt;/h3&gt;</text:p>
      <text:p text:style-name="Standard"><text:tab/></text:p>
      <text:p text:style-name="Standard"><text:tab/>&lt;h4&gt;Simple While Loop&lt;/h4&gt;</text:p>
      <text:p text:style-name="Standard"><text:tab/>&lt;?php</text:p>
      <text:p text:style-name="Standard"><text:tab/><text:tab/>$cntr = 1;</text:p>
      <text:p text:style-name="Standard"/>
      <text:p text:style-name="Standard"><text:tab/><text:tab/>//while loops don't have a built in counter, you have to manage that yourself</text:p>
      <text:p text:style-name="Standard"><text:tab/><text:tab/>//here we use a counter variable</text:p>
      <text:p text:style-name="Standard"><text:tab/><text:tab/>//a while loop can only have a comparison as its logic argument (will settle to either true or false)</text:p>
      <text:p text:style-name="Standard"><text:tab/><text:tab/>while($cntr &lt;= 7)</text:p>
      <text:p text:style-name="Standard"><text:tab/><text:tab/>{</text:p>
      <text:p text:style-name="Standard"><text:tab/><text:tab/><text:tab/>//this code will print “line: “ and a counter number, then bump up the counter for the next iteration</text:p>
      <text:p text:style-name="Standard"><text:tab/><text:tab/><text:tab/>print “line: “.$cntr.”&lt;br&gt;”;</text:p>
      <text:p text:style-name="Standard"><text:tab/><text:tab/><text:tab/>$cntr++; <text:s text:c="2"/>// add 1 to $cntr</text:p>
      <text:p text:style-name="Standard"><text:tab/><text:tab/>}</text:p>
      <text:p text:style-name="Standard"><text:tab/>?&gt;</text:p>
      <text:p text:style-name="Standard"/>
      <text:p text:style-name="Standard"><text:tab/>&lt;h4&gt;Grocery List&lt;/h4&gt;</text:p>
      <text:p text:style-name="Standard"><text:tab/>&lt;?php</text:p>
      <text:p text:style-name="Standard"><text:tab/><text:tab/>$cntr = 1;</text:p>
      <text:p text:style-name="Standard"/>
      <text:p text:style-name="Standard"><text:tab/><text:tab/>//we don't actually do anything with our dummy variable, but it lets our first run of our loop be seen as true</text:p>
      <text:p text:style-name="Standard"><text:tab/><text:tab/>$item = 'dummy';</text:p>
      <text:p text:style-name="Standard"/>
      <text:p text:style-name="Standard"><text:tab/><text:tab/>//this loop will iterate as true when the $item variable is not empty </text:p>
      <text:p text:style-name="Standard"><text:tab/><text:tab/>while(!empty($item))</text:p>
      <text:p text:style-name="Standard"><text:tab/><text:tab/>{</text:p>
      <text:p text:style-name="Standard"><text:tab/><text:tab/><text:tab/>//building up the html name by apending the $cntr to “item”</text:p>
      <text:p text:style-name="Standard"><text:tab/><text:tab/><text:tab/>$item_html_name = 'item'.$cntr;</text:p>
      <text:p text:style-name="Standard"/>
      <text:p text:style-name="Standard"><text:tab/><text:tab/><text:tab/>//this is used to get the item# for each thing in our list</text:p>
      <text:p text:style-name="Standard"><text:tab/><text:tab/><text:tab/>//remember that $item_html_name changes each time this iterates</text:p>
      <text:p text:style-name="Standard"><text:tab/><text:tab/><text:tab/>$item = $_POST[$item_html_name];</text:p>
      <text:p text:style-name="Standard"/>
      <text:p text:style-name="Standard"><text:tab/><text:tab/><text:tab/>if (!empty($item))</text:p>
      <text:p text:style-name="Standard"><text:tab/><text:tab/><text:tab/>{</text:p>
      <text:p text:style-name="Standard"><text:tab/><text:tab/><text:tab/><text:tab/>print “Item: “.$item.”&lt;br&gt;”;</text:p>
      <text:p text:style-name="Standard"><text:tab/><text:tab/><text:tab/><text:tab/>//this counter both helps with our logic statement, but also makes our item#</text:p>
      <text:p text:style-name="Standard"><text:tab/><text:tab/><text:tab/><text:tab/>$cntr++;</text:p>
      <text:p text:style-name="Standard"><text:soft-page-break/><text:tab/><text:tab/><text:tab/>}</text:p>
      <text:p text:style-name="Standard"><text:tab/><text:tab/>}</text:p>
      <text:p text:style-name="Standard"><text:tab/>?&gt;</text:p>
      <text:p text:style-name="Standard"/>
      <text:p text:style-name="Standard"><text:tab/>&lt;h4&gt;Alternate Way to see Grocery List&lt;/h4&gt;</text:p>
      <text:p text:style-name="Standard"><text:tab/>&lt;?php</text:p>
      <text:p text:style-name="Standard"><text:tab/><text:tab/>$cntr = 1;</text:p>
      <text:p text:style-name="Standard"/>
      <text:p text:style-name="Standard"><text:tab/><text:tab/>//while(true) will continue until you hit something that makes it stop</text:p>
      <text:p text:style-name="Standard"><text:tab/><text:tab/>//if you're going to use while(true) you NEED something to stop the loop or it will be an infinite loop</text:p>
      <text:p text:style-name="Standard"><text:tab/><text:tab/>while(true)</text:p>
      <text:p text:style-name="Standard"><text:tab/><text:tab/>{</text:p>
      <text:p text:style-name="Standard"><text:tab/><text:tab/><text:tab/>$item_html_name = 'item'.$cntr;</text:p>
      <text:p text:style-name="Standard"/>
      <text:p text:style-name="Standard"><text:tab/><text:tab/><text:tab/>$item = $_POST[$item_html_name];</text:p>
      <text:p text:style-name="Standard"/>
      <text:p text:style-name="Standard"><text:tab/><text:tab/><text:tab/>//this is the break statement that prevents our loop from iterating indefinitely</text:p>
      <text:p text:style-name="Standard"><text:tab/><text:tab/><text:tab/>//this break will happen if the variable $item is empty</text:p>
      <text:p text:style-name="Standard"><text:tab/><text:tab/><text:tab/>//break will leave the loop, skip to the last curly brace, and then the rest of the code will continue</text:p>
      <text:p text:style-name="Standard"><text:tab/><text:tab/><text:tab/>if (empty($item))</text:p>
      <text:p text:style-name="Standard"><text:tab/><text:tab/><text:tab/>{</text:p>
      <text:p text:style-name="Standard"><text:tab/><text:tab/><text:tab/><text:tab/>break;</text:p>
      <text:p text:style-name="Standard"><text:tab/><text:tab/><text:tab/>}</text:p>
      <text:p text:style-name="Standard"/>
      <text:p text:style-name="Standard"><text:tab/><text:tab/><text:tab/>//don't forget the counter</text:p>
      <text:p text:style-name="Standard"><text:tab/><text:tab/><text:tab/>$cntr++;</text:p>
      <text:p text:style-name="Standard"/>
      <text:p text:style-name="Standard"><text:tab/><text:tab/><text:tab/>print “Item: “.$item.”&lt;br&gt;”;</text:p>
      <text:p text:style-name="Standard"><text:tab/><text:tab/>}</text:p>
      <text:p text:style-name="Standard"><text:tab/>?&gt;</text:p>
      <text:p text:style-name="Standard"/>
      <text:p text:style-name="Standard"><text:tab/>&lt;h4&gt;Grocery List – Skipping Pears&lt;/h4&gt;</text:p>
      <text:p text:style-name="Standard"><text:tab/>&lt;?php</text:p>
      <text:p text:style-name="Standard"><text:tab/><text:tab/>$cntr = 1;</text:p>
      <text:p text:style-name="Standard"/>
      <text:p text:style-name="Standard"><text:tab/><text:tab/>while(true)</text:p>
      <text:p text:style-name="Standard"><text:tab/><text:tab/>{</text:p>
      <text:p text:style-name="Standard"><text:tab/><text:tab/><text:tab/>$item_html_name = 'item'.$cntr;</text:p>
      <text:p text:style-name="Standard"/>
      <text:p text:style-name="Standard"><text:tab/><text:tab/><text:tab/>$item = $_POST[$item_html_name];</text:p>
      <text:p text:style-name="Standard"/>
      <text:p text:style-name="Standard"><text:tab/><text:tab/><text:tab/>if (empty($item))</text:p>
      <text:p text:style-name="Standard"><text:tab/><text:tab/><text:tab/>{</text:p>
      <text:p text:style-name="Standard"><text:tab/><text:tab/><text:tab/><text:tab/>break;</text:p>
      <text:p text:style-name="Standard"><text:tab/><text:tab/><text:tab/>}</text:p>
      <text:p text:style-name="Standard"><text:tab/><text:tab/></text:p>
      <text:p text:style-name="Standard"><text:tab/><text:tab/><text:tab/>$cntr++;</text:p>
      <text:p text:style-name="Standard"><text:soft-page-break/><text:tab/><text:tab/><text:tab/>//here we have a logic statement that checks if the string 'Pears' is held in $item</text:p>
      <text:p text:style-name="Standard"><text:tab/><text:tab/><text:tab/>//therefore in this example, Pears will not print at the end</text:p>
      <text:p text:style-name="Standard"><text:tab/><text:tab/><text:tab/>if ($item == 'Pears')</text:p>
      <text:p text:style-name="Standard"><text:tab/><text:tab/><text:tab/>{</text:p>
      <text:p text:style-name="Standard"><text:tab/><text:tab/><text:tab/><text:tab/>//continue will return to the start of the while loop</text:p>
      <text:p text:style-name="Standard"><text:tab/><text:tab/><text:tab/><text:tab/>//break will leave the loop entirely</text:p>
      <text:p text:style-name="Standard"><text:tab/><text:tab/><text:tab/><text:tab/>continue; //go back to top and process next iteration of the loop</text:p>
      <text:p text:style-name="Standard"><text:tab/><text:tab/><text:tab/>}</text:p>
      <text:p text:style-name="Standard"><text:tab/></text:p>
      <text:p text:style-name="Standard"><text:tab/><text:tab/><text:tab/>print “Item: “.$item.”&lt;br&gt;”;</text:p>
      <text:p text:style-name="Standard"><text:tab/><text:tab/>}</text:p>
      <text:p text:style-name="Standard"><text:tab/>?&gt;</text:p>
      <text:p text:style-name="Standard"/>
      <text:p text:style-name="Standard">&lt;/body&gt;</text:p>
      <text:p text:style-name="Standard">&lt;/html&gt;</text:p>
      <text:p text:style-name="Standard"/>
      <text:p text:style-name="Standard"/>
      <text:p text:style-name="Standard">3-3</text:p>
      <text:p text:style-name="Standard">Reading File</text:p>
      <text:p text:style-name="Standard"/>
      <text:p text:style-name="Standard">cities.txt (separate file)</text:p>
      <text:p text:style-name="Standard">Chicago</text:p>
      <text:p text:style-name="Standard">Detroit</text:p>
      <text:p text:style-name="Standard">Toronto</text:p>
      <text:p text:style-name="Standard">Los Angeles</text:p>
      <text:p text:style-name="Standard"/>
      <text:p text:style-name="Standard">PHP</text:p>
      <text:p text:style-name="Standard">&lt;!DOCTYPE HTML&gt;</text:p>
      <text:p text:style-name="Standard"/>
      <text:p text:style-name="Standard">&lt;html&gt;</text:p>
      <text:p text:style-name="Standard">&lt;head&gt;</text:p>
      <text:p text:style-name="Standard"><text:tab/>&lt;title&gt;0503_Reading_File&lt;/title&gt;</text:p>
      <text:p text:style-name="Standard"><text:tab/>&lt;link rel=”stylesheet” type=”text/css” href=”css/king_2.css”&gt;</text:p>
      <text:p text:style-name="Standard">&lt;/head&gt;</text:p>
      <text:p text:style-name="Standard"/>
      <text:p text:style-name="Standard">&lt;body&gt;</text:p>
      <text:p text:style-name="Standard"/>
      <text:p text:style-name="Standard"><text:tab/>&lt;h3&gt;Reading From a File&lt;/h3&gt;</text:p>
      <text:p text:style-name="Standard"/>
      <text:p text:style-name="Standard"><text:tab/>&lt;?php</text:p>
      <text:p text:style-name="Standard"><text:tab/><text:tab/>//superglobals are predefined variables in php, know that they are globally available</text:p>
      <text:p text:style-name="Standard"><text:tab/><text:tab/>//we store $_SERVER similar to how we use $_POST</text:p>
      <text:p text:style-name="Standard"><text:tab/><text:tab/>//we are using $_SERVER to get a pointer to our directory at the root</text:p>
      <text:p text:style-name="Standard"><text:tab/><text:tab/>$DOCUMENT_ROOT = $_SERVER['DOCUMENT_ROOT'];</text:p>
      <text:p text:style-name="Standard"><text:tab/><text:tab/></text:p>
      <text:p text:style-name="Standard"><text:tab/><text:tab/>//our $DOCUMENT_ROOT variable will have its / automatically</text:p>
      <text:p text:style-name="Standard"><text:tab/><text:tab/>//for $filename we are creating it to match the file path for the file we need</text:p>
      <text:p text:style-name="Standard"><text:tab/><text:tab/>$filename = $DOCUMENT_ROOT.'data/'.'cities.txt';</text:p>
      <text:p text:style-name="Standard"/>
      <text:p text:style-name="Standard"><text:soft-page-break/><text:tab/><text:tab/>//it knows where a newline begins by looking for \n in the txt</text:p>
      <text:p text:style-name="Standard"><text:tab/><text:tab/>//$lines_in_file is defined here so that we know how many times to run our for loop</text:p>
      <text:p text:style-name="Standard"><text:tab/><text:tab/>$lines_in_file = count(file($filename));</text:p>
      <text:p text:style-name="Standard"/>
      <text:p text:style-name="Standard"><text:tab/><text:tab/>//fopen is the file open method. It takes two comma-separated parameters: $filename and then a parameter for opening mode (here we're using 'r' for read mode)</text:p>
      <text:p text:style-name="Standard"><text:tab/><text:tab/>//here $fp is short for file pointer, we will need it to work with other methods so it makes sense to save in a variable</text:p>
      <text:p text:style-name="Standard"><text:tab/><text:tab/>$fp = fopen($filename, 'r'); <text:s/>//opens file in read mode</text:p>
      <text:p text:style-name="Standard"/>
      <text:p text:style-name="Standard"><text:tab/><text:tab/>for ($ii = 1; $ii &lt;= $lines_in_file; $ii++)</text:p>
      <text:p text:style-name="Standard"><text:tab/><text:tab/>{</text:p>
      <text:p text:style-name="Standard"><text:tab/><text:tab/><text:tab/>//fgets is used to read a line, and we give it our file pointer variable so it knows what to get from</text:p>
      <text:p text:style-name="Standard"><text:tab/><text:tab/><text:tab/>$line = fgets($fp); <text:s/>//reads one line from the file</text:p>
      <text:p text:style-name="Standard"><text:tab/><text:tab/><text:tab/>//trim gets rid of white space on the left and right side of the strings</text:p>
      <text:p text:style-name="Standard"><text:tab/><text:tab/><text:tab/>$city = trim($line);</text:p>
      <text:p text:style-name="Standard"/>
      <text:p text:style-name="Standard"><text:tab/><text:tab/><text:tab/>print 'City: '.$city.'&lt;br&gt;';</text:p>
      <text:p text:style-name="Standard"><text:tab/><text:tab/>}</text:p>
      <text:p text:style-name="Standard"><text:tab/><text:tab/>//fclose is used on the file pointer to cleanly close the file </text:p>
      <text:p text:style-name="Standard"><text:tab/><text:tab/>fclose($fp);</text:p>
      <text:p text:style-name="Standard"><text:tab/>?&gt;</text:p>
      <text:p text:style-name="Standard"/>
      <text:p text:style-name="Standard">&lt;/body&gt;</text:p>
      <text:p text:style-name="Standard">&lt;/html&gt;</text:p>
      <text:p text:style-name="Standard"/>
      <text:p text:style-name="Standard">-when wamp or mamp is used, there is a www folder. You can make a data folder and have text files stay inside of it (for this example we're using txt files with data inside)</text:p>
      <text:p text:style-name="Standard">-we can read from a file and display different html based on what we find in the file</text:p>
      <text:p text:style-name="Standard">--remember that a php is an html file that may have some php code in it</text:p>
      <text:p text:style-name="Standard"/>
      <text:p text:style-name="Standard"/>
      <text:p text:style-name="Standard">3-4</text:p>
      <text:p text:style-name="Standard">Write to File</text:p>
      <text:p text:style-name="Standard"/>
      <text:p text:style-name="Standard">HTML</text:p>
      <text:p text:style-name="Standard"/>
      <table:table table:name="Table3" table:style-name="Table3">
        <table:table-column table:style-name="Table3.A"/>
        <table:table-column table:style-name="Table3.B"/>
        <table:table-row>
          <table:table-cell table:style-name="Table3.A1" office:value-type="string">
            <text:p text:style-name="P1"/>
          </table:table-cell>
          <table:table-cell table:style-name="Table3.A1" office:value-type="string">
            <text:p text:style-name="Table_20_Contents">&lt;!DOCTYPE HTML PUBLIC "-//W3C//DTD HTML 4.01 Transitional//EN"&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html&gt;</text:p>
          </table:table-cell>
        </table:table-row>
        <table:table-row>
          <table:table-cell table:style-name="Table3.A1" office:value-type="string">
            <text:p text:style-name="P1"/>
          </table:table-cell>
          <table:table-cell table:style-name="Table3.A1" office:value-type="string">
            <text:p text:style-name="Table_20_Contents">&lt;head&gt;</text:p>
          </table:table-cell>
        </table:table-row>
        <table:table-row>
          <table:table-cell table:style-name="Table3.A1" office:value-type="string">
            <text:p text:style-name="P1"/>
          </table:table-cell>
          <table:table-cell table:style-name="Table3.A1" office:value-type="string">
            <text:p text:style-name="Table_20_Contents">&lt;title&gt;0504 Write to File&lt;/title&gt;</text:p>
          </table:table-cell>
        </table:table-row>
        <table:table-row>
          <table:table-cell table:style-name="Table3.A1" office:value-type="string">
            <text:p text:style-name="P1"/>
          </table:table-cell>
          <table:table-cell table:style-name="Table3.A1" office:value-type="string">
            <text:p text:style-name="Table_20_Contents">&lt;link rel="stylesheet" type="text/css" href="<text:a xlink:type="simple" xlink:href="http://profperry.com/Classes20/PHPwithMySQL/Chapter_5/Working_Files_orig/css/basic.css" office:target-frame-name="_blank" xlink:show="new" text:style-name="Internet_20_link" text:visited-style-name="Visited_20_Internet_20_Link">css/basic.css</text:a>" /&gt;</text:p>
          </table:table-cell>
        </table:table-row>
        <table:table-row>
          <table:table-cell table:style-name="Table3.A1" office:value-type="string">
            <text:p text:style-name="P1"/>
          </table:table-cell>
          <table:table-cell table:style-name="Table3.A1" office:value-type="string">
            <text:p text:style-name="Table_20_Contents">&lt;/head&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body&gt;</text:p>
          </table:table-cell>
        </table:table-row>
        <text:soft-page-break/>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h3&gt;Write to File&lt;/h3&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form method="post" action="0504_Write_File.php"&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p&gt;Grocery List</text:p>
          </table:table-cell>
        </table:table-row>
        <table:table-row>
          <table:table-cell table:style-name="Table3.A1" office:value-type="string">
            <text:p text:style-name="P1"/>
          </table:table-cell>
          <table:table-cell table:style-name="Table3.A1" office:value-type="string">
            <text:p text:style-name="Table_20_Contents">&lt;br /&gt;1. &lt;input type="text" name="item1" size="30"&gt;</text:p>
          </table:table-cell>
        </table:table-row>
        <table:table-row>
          <table:table-cell table:style-name="Table3.A1" office:value-type="string">
            <text:p text:style-name="P1"/>
          </table:table-cell>
          <table:table-cell table:style-name="Table3.A1" office:value-type="string">
            <text:p text:style-name="Table_20_Contents">&lt;br /&gt;2. &lt;input type="text" name="item2" size="30"&gt;</text:p>
          </table:table-cell>
        </table:table-row>
        <table:table-row>
          <table:table-cell table:style-name="Table3.A1" office:value-type="string">
            <text:p text:style-name="P1"/>
          </table:table-cell>
          <table:table-cell table:style-name="Table3.A1" office:value-type="string">
            <text:p text:style-name="Table_20_Contents">&lt;br /&gt;3. &lt;input type="text" name="item3" size="30"&gt;</text:p>
          </table:table-cell>
        </table:table-row>
        <table:table-row>
          <table:table-cell table:style-name="Table3.A1" office:value-type="string">
            <text:p text:style-name="P1"/>
          </table:table-cell>
          <table:table-cell table:style-name="Table3.A1" office:value-type="string">
            <text:p text:style-name="Table_20_Contents">&lt;br /&gt;4. &lt;input type="text" name="item4" size="30"&gt;</text:p>
          </table:table-cell>
        </table:table-row>
        <table:table-row>
          <table:table-cell table:style-name="Table3.A1" office:value-type="string">
            <text:p text:style-name="P1"/>
          </table:table-cell>
          <table:table-cell table:style-name="Table3.A1" office:value-type="string">
            <text:p text:style-name="Table_20_Contents">&lt;br /&gt;5. &lt;input type="text" name="item5" size="30"&gt;</text:p>
          </table:table-cell>
        </table:table-row>
        <table:table-row>
          <table:table-cell table:style-name="Table3.A1" office:value-type="string">
            <text:p text:style-name="P1"/>
          </table:table-cell>
          <table:table-cell table:style-name="Table3.A1" office:value-type="string">
            <text:p text:style-name="Table_20_Contents">&lt;br /&gt;6. &lt;input type="text" name="item6" size="30"&gt;</text:p>
          </table:table-cell>
        </table:table-row>
        <table:table-row>
          <table:table-cell table:style-name="Table3.A1" office:value-type="string">
            <text:p text:style-name="P1"/>
          </table:table-cell>
          <table:table-cell table:style-name="Table3.A1" office:value-type="string">
            <text:p text:style-name="Table_20_Contents">&lt;br /&gt;7. &lt;input type="text" name="item7" size="30"&gt;</text:p>
          </table:table-cell>
        </table:table-row>
        <table:table-row>
          <table:table-cell table:style-name="Table3.A1" office:value-type="string">
            <text:p text:style-name="P1"/>
          </table:table-cell>
          <table:table-cell table:style-name="Table3.A1" office:value-type="string">
            <text:p text:style-name="Table_20_Contents">&lt;/p&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input type="submit" value="Submit Information"&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form&gt;</text:p>
          </table:table-cell>
        </table:table-row>
        <table:table-row>
          <table:table-cell table:style-name="Table3.A1" office:value-type="string">
            <text:p text:style-name="P1"/>
          </table:table-cell>
          <table:table-cell table:style-name="Table3.A1" office:value-type="string">
            <text:p text:style-name="Table_20_Contents"/>
          </table:table-cell>
        </table:table-row>
        <table:table-row>
          <table:table-cell table:style-name="Table3.A1" office:value-type="string">
            <text:p text:style-name="P1"/>
          </table:table-cell>
          <table:table-cell table:style-name="Table3.A1" office:value-type="string">
            <text:p text:style-name="Table_20_Contents">&lt;/body&gt;</text:p>
          </table:table-cell>
        </table:table-row>
        <table:table-row>
          <table:table-cell table:style-name="Table3.A1" office:value-type="string">
            <text:p text:style-name="P1"/>
          </table:table-cell>
          <table:table-cell table:style-name="Table3.A1" office:value-type="string">
            <text:p text:style-name="Table_20_Contents">&lt;/html&gt;</text:p>
          </table:table-cell>
        </table:table-row>
        <table:table-row>
          <table:table-cell table:style-name="Table3.A1" office:value-type="string">
            <text:p text:style-name="P1"/>
          </table:table-cell>
          <table:table-cell table:style-name="Table3.A1" office:value-type="string">
            <text:p text:style-name="P1"/>
          </table:table-cell>
        </table:table-row>
      </table:table>
      <text:p text:style-name="Standard"/>
      <text:p text:style-name="Standard"/>
      <text:p text:style-name="Standard">PHP</text:p>
      <text:p text:style-name="Standard">&lt;!DOCTYPE HTML PUBLIC “-//W3C//DTD HTML 4.01 Transitional//EN”&gt;</text:p>
      <text:p text:style-name="Standard"/>
      <text:p text:style-name="Standard">&lt;html&gt;</text:p>
      <text:p text:style-name="Standard">&lt;head&gt;</text:p>
      <text:p text:style-name="Standard"><text:tab/>&lt;title&gt;0504 Write File&lt;/title&gt;</text:p>
      <text:p text:style-name="Standard"><text:tab/>&lt;link rel=”stylesheet” type=”text/css” href=”css/basic.css”&gt;</text:p>
      <text:p text:style-name="Standard">&lt;/head&gt;</text:p>
      <text:p text:style-name="Standard"/>
      <text:p text:style-name="Standard">&lt;body&gt;</text:p>
      <text:p text:style-name="Standard"><text:tab/>&lt;h3&gt;Write to File&lt;/h3&gt;</text:p>
      <text:p text:style-name="Standard"/>
      <text:p text:style-name="Standard"><text:tab/>&lt;?php</text:p>
      <text:p text:style-name="Standard"/>
      <text:p text:style-name="Standard"><text:tab/><text:tab/>//***************************</text:p>
      <text:p text:style-name="Standard"><text:tab/><text:tab/>//Write to File (Overwrite)</text:p>
      <text:p text:style-name="Standard"><text:tab/><text:tab/>//***************************</text:p>
      <text:p text:style-name="Standard"/>
      <text:p text:style-name="Standard"><text:tab/><text:tab/>print “&lt;h4&gt;Writing to File&lt;/h4&gt;”;</text:p>
      <text:p text:style-name="Standard"/>
      <text:p text:style-name="Standard"><text:tab/><text:tab/>$filename = 'data/'.'glist_1.txt';</text:p>
      <text:p text:style-name="Standard"><text:soft-page-break/><text:tab/><text:tab/>//remember that writing to file will overwrite the ENTIRE FILE</text:p>
      <text:p text:style-name="Standard"><text:tab/><text:tab/>$fp = fopen($filename, 'w'); <text:s/>//w opens file in write mode</text:p>
      <text:p text:style-name="Standard"/>
      <text:p text:style-name="Standard"><text:tab/><text:tab/>$cntr = 1;</text:p>
      <text:p text:style-name="Standard"/>
      <text:p text:style-name="Standard"><text:tab/><text:tab/>while(true)</text:p>
      <text:p text:style-name="Standard"><text:tab/><text:tab/>{</text:p>
      <text:p text:style-name="Standard"><text:tab/><text:tab/><text:tab/>$item_html_name = 'item'.$cntr;</text:p>
      <text:p text:style-name="Standard"/>
      <text:p text:style-name="Standard"><text:tab/><text:tab/><text:tab/>$item = $_POST[$item_html_name];</text:p>
      <text:p text:style-name="Standard"/>
      <text:p text:style-name="Standard"><text:tab/><text:tab/><text:tab/>if (empty($item))</text:p>
      <text:p text:style-name="Standard"><text:tab/><text:tab/><text:tab/>{</text:p>
      <text:p text:style-name="Standard"><text:tab/><text:tab/><text:tab/><text:tab/>break;</text:p>
      <text:p text:style-name="Standard"><text:tab/><text:tab/><text:tab/>}</text:p>
      <text:p text:style-name="Standard"/>
      <text:p text:style-name="Standard"><text:tab/><text:tab/><text:tab/>cntr++;</text:p>
      <text:p text:style-name="Standard"/>
      <text:p text:style-name="Standard"><text:tab/><text:tab/><text:tab/>print “Item: “.$item.”&lt;br&gt;”;</text:p>
      <text:p text:style-name="Standard"/>
      <text:p text:style-name="Standard"><text:tab/><text:tab/><text:tab/>//you must put a “\n” for every output line that you write to a file, otherwise it will be one long line</text:p>
      <text:p text:style-name="Standard"><text:tab/><text:tab/><text:tab/>//the “\n” must be in double quotes</text:p>
      <text:p text:style-name="Standard"><text:tab/><text:tab/><text:tab/>// \n emulates us hitting the return key</text:p>
      <text:p text:style-name="Standard"><text:tab/><text:tab/><text:tab/>$output_line = $item.”\n”;</text:p>
      <text:p text:style-name="Standard"/>
      <text:p text:style-name="Standard"><text:tab/><text:tab/><text:tab/>//fwrite(filepointer, something to write)</text:p>
      <text:p text:style-name="Standard"><text:tab/><text:tab/><text:tab/>//often easier to put your output line to another variable to then pass to this fwrite function</text:p>
      <text:p text:style-name="Standard"><text:tab/><text:tab/><text:tab/>fwrite($fp, $output_line);</text:p>
      <text:p text:style-name="Standard"/>
      <text:p text:style-name="Standard"><text:tab/><text:tab/><text:tab/>fclose($fp);</text:p>
      <text:p text:style-name="Standard"><text:tab/><text:tab/>}</text:p>
      <text:p text:style-name="Standard"/>
      <text:p text:style-name="Standard"/>
      <text:p text:style-name="Standard"><text:tab/><text:tab/>//*****************************</text:p>
      <text:p text:style-name="Standard"><text:tab/><text:tab/>//Write to File (Append)</text:p>
      <text:p text:style-name="Standard"><text:tab/><text:tab/>//*****************************</text:p>
      <text:p text:style-name="Standard"><text:tab/><text:tab/>print “&lt;h4&gt;Appending File&lt;/h4&gt;”;</text:p>
      <text:p text:style-name="Standard"/>
      <text:p text:style-name="Standard"><text:tab/><text:tab/>$filename = 'data/'.'glist_2.txt';</text:p>
      <text:p text:style-name="Standard"/>
      <text:p text:style-name="Standard"><text:tab/><text:tab/>//appending to a file will add to it rather than overwriting it</text:p>
      <text:p text:style-name="Standard"><text:tab/><text:tab/>//if this file doesn't already exist, it will create it</text:p>
      <text:p text:style-name="Standard"><text:tab/><text:tab/>$fp = fopen($filename, 'a'); <text:s/>//opens file in append mode</text:p>
      <text:p text:style-name="Standard"/>
      <text:p text:style-name="Standard"><text:tab/><text:tab/>$cntr = 1;</text:p>
      <text:p text:style-name="Standard"/>
      <text:p text:style-name="Standard"><text:tab/><text:tab/>while(true)</text:p>
      <text:p text:style-name="Standard"><text:soft-page-break/><text:tab/><text:tab/>{</text:p>
      <text:p text:style-name="Standard"><text:tab/><text:tab/><text:tab/>$item_html_name = 'item'.$cntr;</text:p>
      <text:p text:style-name="Standard"><text:tab/><text:tab/><text:tab/>$item = $_POST[$item_html_name];</text:p>
      <text:p text:style-name="Standard"/>
      <text:p text:style-name="Standard"><text:tab/><text:tab/><text:tab/>if (empty($item))</text:p>
      <text:p text:style-name="Standard"><text:tab/><text:tab/><text:tab/>{</text:p>
      <text:p text:style-name="Standard"><text:tab/><text:tab/><text:tab/><text:tab/>break;</text:p>
      <text:p text:style-name="Standard"><text:tab/><text:tab/><text:tab/>}</text:p>
      <text:p text:style-name="Standard"/>
      <text:p text:style-name="Standard"><text:tab/><text:tab/><text:tab/>$cntr++;</text:p>
      <text:p text:style-name="Standard"/>
      <text:p text:style-name="Standard"><text:tab/><text:tab/><text:tab/>print “Item: “.$item.”&lt;br&gt;”;</text:p>
      <text:p text:style-name="Standard"/>
      <text:p text:style-name="Standard"><text:tab/><text:tab/><text:tab/>$output_line = $item.”\n”;</text:p>
      <text:p text:style-name="Standard"/>
      <text:p text:style-name="Standard"><text:tab/><text:tab/><text:tab/>//we still use fwrite, but remember that you are in append mode</text:p>
      <text:p text:style-name="Standard"><text:tab/><text:tab/><text:tab/>fwrite($fp, $output_line);</text:p>
      <text:p text:style-name="Standard"><text:tab/><text:tab/>}</text:p>
      <text:p text:style-name="Standard"><text:tab/>?&gt;</text:p>
      <text:p text:style-name="Standard"/>
      <text:p text:style-name="Standard"><text:tab/>&lt;p&gt;&lt;a href=”data/glist_1.txt”&gt;See Overwritten File&lt;/a&gt;&lt;/p&gt;</text:p>
      <text:p text:style-name="Standard"><text:tab/>&lt;p&gt;&lt;a href=”data/glist_2.txt”&gt;See Appended File&lt;/a&gt;&lt;/p&gt;</text:p>
      <text:p text:style-name="Standard"/>
      <text:p text:style-name="Standard">&lt;/body&gt;</text:p>
      <text:p text:style-name="Standard">&lt;/html&gt;</text:p>
      <text:p text:style-name="Standard"/>
      <text:p text:style-name="Standard">-be aware which mode you are choosing to open a file in, you don't want to delete things you're not supposed to</text:p>
      <text:p text:style-name="Standard"/>
      <text:p text:style-name="Standard"/>
      <text:p text:style-name="Standard">3-5</text:p>
      <text:p text:style-name="Standard">Displaying Data in a Table</text:p>
      <text:p text:style-name="Standard"/>
      <text:p text:style-name="Standard">NOTE: namelist.txt is a separate file</text:p>
      <text:p text:style-name="Standard"/>
      <text:p text:style-name="Standard">HTML</text:p>
      <text:p text:style-name="Standard"/>
      <table:table table:name="Table4" table:style-name="Table4">
        <table:table-column table:style-name="Table4.A"/>
        <table:table-column table:style-name="Table4.B"/>
        <table:table-row>
          <table:table-cell table:style-name="Table4.A1" office:value-type="string">
            <text:p text:style-name="P1"/>
          </table:table-cell>
          <table:table-cell table:style-name="Table4.A1" office:value-type="string">
            <text:p text:style-name="Table_20_Contents">&lt;!DOCTYPE HTML PUBLIC "-//W3C//DTD HTML 4.01 Transitional//EN"&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html&gt;</text:p>
          </table:table-cell>
        </table:table-row>
        <table:table-row>
          <table:table-cell table:style-name="Table4.A1" office:value-type="string">
            <text:p text:style-name="P1"/>
          </table:table-cell>
          <table:table-cell table:style-name="Table4.A1" office:value-type="string">
            <text:p text:style-name="Table_20_Contents">&lt;head&gt;</text:p>
          </table:table-cell>
        </table:table-row>
        <table:table-row>
          <table:table-cell table:style-name="Table4.A1" office:value-type="string">
            <text:p text:style-name="P1"/>
          </table:table-cell>
          <table:table-cell table:style-name="Table4.A1" office:value-type="string">
            <text:p text:style-name="Table_20_Contents">&lt;title&gt;0505 Displaying Data in a Table&lt;/title&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link rel="stylesheet" type="text/css" href="<text:a xlink:type="simple" xlink:href="http://profperry.com/Classes20/PHPwithMySQL/Chapter_5/Working_Files_orig/css/basic_2.css" office:target-frame-name="_blank" xlink:show="new" text:style-name="Internet_20_link" text:visited-style-name="Visited_20_Internet_20_Link">css/basic_2.css</text:a>" /&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head&gt;</text:p>
          </table:table-cell>
        </table:table-row>
        <table:table-row>
          <table:table-cell table:style-name="Table4.A1" office:value-type="string">
            <text:p text:style-name="P1"/>
          </table:table-cell>
          <table:table-cell table:style-name="Table4.A1" office:value-type="string">
            <text:p text:style-name="Table_20_Contents"/>
          </table:table-cell>
        </table:table-row>
        <text:soft-page-break/>
        <table:table-row>
          <table:table-cell table:style-name="Table4.A1" office:value-type="string">
            <text:p text:style-name="P1"/>
          </table:table-cell>
          <table:table-cell table:style-name="Table4.A1" office:value-type="string">
            <text:p text:style-name="Table_20_Contents">&lt;body&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h3&gt;Displaying Data in a Table&lt;/h3&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form method="post" action="0505_Displaying_Data_in_a_Table.php"&gt;</text:p>
          </table:table-cell>
        </table:table-row>
        <table:table-row>
          <table:table-cell table:style-name="Table4.A1" office:value-type="string">
            <text:p text:style-name="P1"/>
          </table:table-cell>
          <table:table-cell table:style-name="Table4.A1" office:value-type="string">
            <text:p text:style-name="Table_20_Contents">&lt;p&gt;Add Names to the List&lt;/p&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p&gt;</text:p>
          </table:table-cell>
        </table:table-row>
        <table:table-row>
          <table:table-cell table:style-name="Table4.A1" office:value-type="string">
            <text:p text:style-name="P1"/>
          </table:table-cell>
          <table:table-cell table:style-name="Table4.A1" office:value-type="string">
            <text:p text:style-name="Table_20_Contents">First Name:&lt;br /&gt;</text:p>
          </table:table-cell>
        </table:table-row>
        <table:table-row>
          <table:table-cell table:style-name="Table4.A1" office:value-type="string">
            <text:p text:style-name="P1"/>
          </table:table-cell>
          <table:table-cell table:style-name="Table4.A1" office:value-type="string">
            <text:p text:style-name="Table_20_Contents">&lt;input type="text" name="firstname" size="30" /&gt;</text:p>
          </table:table-cell>
        </table:table-row>
        <table:table-row>
          <table:table-cell table:style-name="Table4.A1" office:value-type="string">
            <text:p text:style-name="P1"/>
          </table:table-cell>
          <table:table-cell table:style-name="Table4.A1" office:value-type="string">
            <text:p text:style-name="Table_20_Contents">&lt;/p&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p&gt;</text:p>
          </table:table-cell>
        </table:table-row>
        <table:table-row>
          <table:table-cell table:style-name="Table4.A1" office:value-type="string">
            <text:p text:style-name="P1"/>
          </table:table-cell>
          <table:table-cell table:style-name="Table4.A1" office:value-type="string">
            <text:p text:style-name="Table_20_Contents">Last Name:&lt;br /&gt;</text:p>
          </table:table-cell>
        </table:table-row>
        <table:table-row>
          <table:table-cell table:style-name="Table4.A1" office:value-type="string">
            <text:p text:style-name="P1"/>
          </table:table-cell>
          <table:table-cell table:style-name="Table4.A1" office:value-type="string">
            <text:p text:style-name="Table_20_Contents">&lt;input type="text" name="lastname" size="30" /&gt;</text:p>
          </table:table-cell>
        </table:table-row>
        <table:table-row>
          <table:table-cell table:style-name="Table4.A1" office:value-type="string">
            <text:p text:style-name="P1"/>
          </table:table-cell>
          <table:table-cell table:style-name="Table4.A1" office:value-type="string">
            <text:p text:style-name="Table_20_Contents">&lt;/p&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p&gt;</text:p>
          </table:table-cell>
        </table:table-row>
        <table:table-row>
          <table:table-cell table:style-name="Table4.A1" office:value-type="string">
            <text:p text:style-name="P1"/>
          </table:table-cell>
          <table:table-cell table:style-name="Table4.A1" office:value-type="string">
            <text:p text:style-name="Table_20_Contents">&lt;input type="submit" value="Add Name" /&gt;</text:p>
          </table:table-cell>
        </table:table-row>
        <table:table-row>
          <table:table-cell table:style-name="Table4.A1" office:value-type="string">
            <text:p text:style-name="P1"/>
          </table:table-cell>
          <table:table-cell table:style-name="Table4.A1" office:value-type="string">
            <text:p text:style-name="Table_20_Contents">&lt;/p&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form&gt;</text:p>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
          </table:table-cell>
        </table:table-row>
        <table:table-row>
          <table:table-cell table:style-name="Table4.A1" office:value-type="string">
            <text:p text:style-name="P1"/>
          </table:table-cell>
          <table:table-cell table:style-name="Table4.A1" office:value-type="string">
            <text:p text:style-name="Table_20_Contents">&lt;/body&gt;</text:p>
          </table:table-cell>
        </table:table-row>
        <table:table-row>
          <table:table-cell table:style-name="Table4.A1" office:value-type="string">
            <text:p text:style-name="P1"/>
          </table:table-cell>
          <table:table-cell table:style-name="Table4.A1" office:value-type="string">
            <text:p text:style-name="Table_20_Contents">&lt;/html&gt;</text:p>
          </table:table-cell>
        </table:table-row>
        <table:table-row>
          <table:table-cell table:style-name="Table4.A1" office:value-type="string">
            <text:p text:style-name="P1"/>
          </table:table-cell>
          <table:table-cell table:style-name="Table4.A1" office:value-type="string">
            <text:p text:style-name="P1"/>
          </table:table-cell>
        </table:table-row>
      </table:table>
      <text:p text:style-name="Standard"/>
      <text:p text:style-name="Standard"/>
      <text:p text:style-name="Standard">PHP</text:p>
      <text:p text:style-name="Standard">&lt;!DOCTYPE HTML PUBLIC “-//W3C//DTD HTML 4.01 Transitional//EN”&gt;</text:p>
      <text:p text:style-name="Standard">&lt;html&gt;</text:p>
      <text:p text:style-name="Standard">&lt;head&gt;</text:p>
      <text:p text:style-name="Standard"><text:tab/>&lt;title&gt;0505 Displaying Data In A Table&lt;/title&gt;</text:p>
      <text:p text:style-name="Standard"><text:tab/>&lt;link rel=”stylesheet” type=”text/css” href=”css/basic_2.css”&gt;</text:p>
      <text:p text:style-name="Standard">&lt;/head&gt;</text:p>
      <text:p text:style-name="Standard"/>
      <text:p text:style-name="Standard">&lt;body&gt;</text:p>
      <text:p text:style-name="Standard"><text:tab/>&lt;?php</text:p>
      <text:p text:style-name="Standard"><text:tab/>//*********************</text:p>
      <text:p text:style-name="Standard"><text:tab/>//Gather Data from Form</text:p>
      <text:p text:style-name="Standard"><text:tab/>//*********************</text:p>
      <text:p text:style-name="Standard"><text:soft-page-break/></text:p>
      <text:p text:style-name="Standard"><text:tab/>$firstname = $_POST['firstname'];</text:p>
      <text:p text:style-name="Standard"><text:tab/>$lastname = $_POST['lastname'];</text:p>
      <text:p text:style-name="Standard"/>
      <text:p text:style-name="Standard"><text:tab/>//$DOCUMENT_ROOT = $_SERVER['DOCUMENT_ROOT'];</text:p>
      <text:p text:style-name="Standard"/>
      <text:p text:style-name="Standard"><text:tab/>$filename = 'data/'.'namelist.txt';</text:p>
      <text:p text:style-name="Standard"/>
      <text:p text:style-name="Standard"/>
      <text:p text:style-name="Standard"><text:tab/>//*************************</text:p>
      <text:p text:style-name="Standard"><text:tab/>//Add New Information to File</text:p>
      <text:p text:style-name="Standard"><text:tab/>//*************************</text:p>
      <text:p text:style-name="Standard"><text:tab/>$fp = fopen($filename, 'a'); <text:s/>//append mode, prevent overwriting and add to file instead</text:p>
      <text:p text:style-name="Standard"/>
      <text:p text:style-name="Standard"><text:tab/>//putting the pipes here to delimit the text</text:p>
      <text:p text:style-name="Standard"><text:tab/>//we are delimiting the text with the pipe symbol (|)</text:p>
      <text:p text:style-name="Standard"><text:tab/>//the reason for this is we don't know the length, so we use the pipe symbol to isolate each section of the final string</text:p>
      <text:p text:style-name="Standard"><text:tab/>//later we'll use the pipe symbol to get the text organized in our table</text:p>
      <text:p text:style-name="Standard"><text:tab/>$output_line = $lastname.'|'.$firstname.'|'.”\n”; <text:s/>//remember newline (\n) needs double quotes</text:p>
      <text:p text:style-name="Standard"/>
      <text:p text:style-name="Standard"><text:tab/>fwrite($fp, $output_line);</text:p>
      <text:p text:style-name="Standard"/>
      <text:p text:style-name="Standard"><text:tab/>//important to close here because we're going to open it again later in read mode</text:p>
      <text:p text:style-name="Standard"><text:tab/>fclose($fp);</text:p>
      <text:p text:style-name="Standard"/>
      <text:p text:style-name="Standard"><text:tab/>print “&lt;h3&gt;$lastname, $firstname Added to File&lt;/h3&gt;”;</text:p>
      <text:p text:style-name="Standard"/>
      <text:p text:style-name="Standard"><text:tab/>?&gt;</text:p>
      <text:p text:style-name="Standard"/>
      <text:p text:style-name="Standard"/>
      <text:p text:style-name="Standard"><text:tab/>//**********************************************</text:p>
      <text:p text:style-name="Standard"><text:tab/>//Read Name Information from a File into an HTML Table</text:p>
      <text:p text:style-name="Standard"><text:tab/>//**********************************************</text:p>
      <text:p text:style-name="Standard"><text:tab/>&lt;table border='1'&gt;</text:p>
      <text:p text:style-name="Standard"><text:tab/><text:tab/>&lt;tr&gt;</text:p>
      <text:p text:style-name="Standard"><text:tab/><text:tab/><text:tab/>&lt;th&gt;Last Name&lt;/th&gt;</text:p>
      <text:p text:style-name="Standard"><text:tab/><text:tab/><text:tab/>&lt;th&gt;First Name&lt;/th&gt;</text:p>
      <text:p text:style-name="Standard"><text:tab/><text:tab/>&lt;/tr&gt;</text:p>
      <text:p text:style-name="Standard"/>
      <text:p text:style-name="Standard"><text:tab/>&lt;?php</text:p>
      <text:p text:style-name="Standard"><text:tab/>//empty string in the $display variable, we'll use it for info later but it needs to be initialized</text:p>
      <text:p text:style-name="Standard"><text:tab/>$display = “”;</text:p>
      <text:p text:style-name="Standard"><text:tab/>$line_ctr = 0;</text:p>
      <text:p text:style-name="Standard"/>
      <text:p text:style-name="Standard"><text:tab/>//opening the file in read mode</text:p>
      <text:p text:style-name="Standard"><text:tab/>$fp = fopen($filename, 'r') <text:s text:c="2"/>//read mode</text:p>
      <text:p text:style-name="Standard"/>
      <text:p text:style-name="Standard"><text:tab/>while(true)</text:p>
      <text:p text:style-name="Standard"><text:soft-page-break/><text:tab/>{</text:p>
      <text:p text:style-name="Standard"><text:tab/><text:tab/>//remember, fgets() gets one line of the file</text:p>
      <text:p text:style-name="Standard"><text:tab/><text:tab/>$line = fgets($fp);</text:p>
      <text:p text:style-name="Standard"><text:tab/></text:p>
      <text:p text:style-name="Standard"><text:tab/><text:tab/>//eof means end of file, so here feof() is file end of file</text:p>
      <text:p text:style-name="Standard"><text:tab/><text:tab/>//this logic statement checks if it's at the end of the file and breaks out if it is</text:p>
      <text:p text:style-name="Standard"><text:tab/><text:tab/>//this is to prevent an infinite loop (since we have while(true) as our main logic statement)</text:p>
      <text:p text:style-name="Standard"><text:tab/><text:tab/>if (feof($fp))</text:p>
      <text:p text:style-name="Standard"><text:tab/><text:tab/>{</text:p>
      <text:p text:style-name="Standard"><text:tab/><text:tab/><text:tab/>break;</text:p>
      <text:p text:style-name="Standard"><text:tab/><text:tab/>}</text:p>
      <text:p text:style-name="Standard"/>
      <text:p text:style-name="Standard"><text:tab/><text:tab/>$line_ctr++;</text:p>
      <text:p text:style-name="Standard"/>
      <text:p text:style-name="Standard"><text:tab/><text:tab/>//we get the remainder here in order to get the alternating zebra coloring for table rows</text:p>
      <text:p text:style-name="Standard"><text:tab/><text:tab/>//using the modulo operator here to determine whether a line is even or odd</text:p>
      <text:p text:style-name="Standard"><text:tab/><text:tab/>$line_ctr_remainder = $line_ctr % 2;</text:p>
      <text:p text:style-name="Standard"/>
      <text:p text:style-name="Standard"><text:tab/><text:tab/>//here we use the $line_ctr_remainder to check if it's an even or odd row</text:p>
      <text:p text:style-name="Standard"><text:tab/><text:tab/>//then we apply a style attribute and pass it to the html (REMEMBER QUOTES, know if you need to have the attribute in single quotes based on what you want the html to do)</text:p>
      <text:p text:style-name="Standard"><text:tab/><text:tab/>if (line_ctr_remiander == 0)</text:p>
      <text:p text:style-name="Standard"><text:tab/><text:tab/>{</text:p>
      <text:p text:style-name="Standard"><text:tab/><text:tab/><text:tab/>$style = “style='background-color: #FFFFCC;'”;</text:p>
      <text:p text:style-name="Standard"><text:tab/><text:tab/>}<text:line-break/><text:tab/><text:tab/>else</text:p>
      <text:p text:style-name="Standard"><text:tab/><text:tab/>{</text:p>
      <text:p text:style-name="Standard"><text:tab/><text:tab/><text:tab/>$style = “style='background-color: white;'”;</text:p>
      <text:p text:style-name="Standard"><text:tab/><text:tab/>}</text:p>
      <text:p text:style-name="Standard"/>
      <text:p text:style-name="Standard"><text:tab/><text:tab/>//explode() looks for a delimiter in the first argument and uses it to break up the second argument</text:p>
      <text:p text:style-name="Standard"><text:tab/><text:tab/>//list() gives us the variables that are going to receive the explode() function</text:p>
      <text:p text:style-name="Standard"><text:tab/><text:tab/>list($lastname, $firstname) = explode('|', $line);</text:p>
      <text:p text:style-name="Standard"/>
      <text:p text:style-name="Standard"><text:tab/><text:tab/>//notice that everything is put into $display</text:p>
      <text:p text:style-name="Standard"><text:tab/><text:tab/>// .= appends to a variable</text:p>
      <text:p text:style-name="Standard"><text:tab/><text:tab/>//at the end of the program we print $display when everything else has executed first</text:p>
      <text:p text:style-name="Standard"><text:tab/><text:tab/>$display .= “&lt;tr $style&gt;”;</text:p>
      <text:p text:style-name="Standard"><text:tab/><text:tab/><text:tab/>$display .= “&lt;td&gt;”.$lastname.”&lt;/td&gt;”;</text:p>
      <text:p text:style-name="Standard"><text:tab/><text:tab/><text:tab/>$display .= “&lt;td&gt;”.$firstname.”&lt;/td&gt;”;</text:p>
      <text:p text:style-name="Standard"><text:tab/><text:tab/>$display .= “&lt;/tr&gt;\n”; <text:s text:c="2"/>//added newline</text:p>
      <text:p text:style-name="Standard"><text:tab/>}</text:p>
      <text:p text:style-name="Standard"/>
      <text:p text:style-name="Standard"><text:tab/>fclose($fp);</text:p>
      <text:p text:style-name="Standard"/>
      <text:p text:style-name="Standard"><text:tab/>print $display; <text:s text:c="2"/>//This prints the table rows</text:p>
      <text:p text:style-name="Standard"/>
      <text:p text:style-name="Standard"><text:soft-page-break/><text:tab/>?&gt;</text:p>
      <text:p text:style-name="Standard"/>
      <text:p text:style-name="Standard"><text:tab/>&lt;/table&gt;</text:p>
      <text:p text:style-name="Standard"/>
      <text:p text:style-name="Standard">&lt;/body&gt;</text:p>
      <text:p text:style-name="Standard">&lt;/html&gt;</text:p>
      <text:p text:style-name="Standard"/>
      <text:p text:style-name="Standard"/>
      <text:p text:style-name="Standard"/>
      <text:p text:style-name="Standard"/>
      <text:p text:style-name="Standard">3-6</text:p>
      <text:p text:style-name="Standard">Debugging 3</text:p>
      <text:p text:style-name="Standard"/>
      <text:p text:style-name="Standard">HTML</text:p>
      <text:p text:style-name="Standard"/>
      <table:table table:name="Table5" table:style-name="Table5">
        <table:table-column table:style-name="Table5.A"/>
        <table:table-column table:style-name="Table5.B"/>
        <table:table-row>
          <table:table-cell table:style-name="Table5.A1" office:value-type="string">
            <text:p text:style-name="P1"/>
          </table:table-cell>
          <table:table-cell table:style-name="Table5.A1" office:value-type="string">
            <text:p text:style-name="Table_20_Contents">&lt;!DOCTYPE HTML PUBLIC "-//W3C//DTD HTML 4.01 Transitional//EN"&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html&gt;</text:p>
          </table:table-cell>
        </table:table-row>
        <table:table-row>
          <table:table-cell table:style-name="Table5.A1" office:value-type="string">
            <text:p text:style-name="P1"/>
          </table:table-cell>
          <table:table-cell table:style-name="Table5.A1" office:value-type="string">
            <text:p text:style-name="Table_20_Contents">&lt;head&gt;</text:p>
          </table:table-cell>
        </table:table-row>
        <table:table-row>
          <table:table-cell table:style-name="Table5.A1" office:value-type="string">
            <text:p text:style-name="P1"/>
          </table:table-cell>
          <table:table-cell table:style-name="Table5.A1" office:value-type="string">
            <text:p text:style-name="Table_20_Contents">&lt;title&gt;0506 Debugging - Part 3&lt;/title&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link rel="stylesheet" type="text/css" href="<text:a xlink:type="simple" xlink:href="http://profperry.com/Classes20/PHPwithMySQL/Chapter_5/Working_Files_orig/css/basic_2.css" office:target-frame-name="_blank" xlink:show="new" text:style-name="Internet_20_link" text:visited-style-name="Visited_20_Internet_20_Link">css/basic_2.css</text:a>" /&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head&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body&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h3&gt;Debugging - Part 3&lt;/h3&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form method="post" action="0506_Debugging_3.php"&gt;</text:p>
          </table:table-cell>
        </table:table-row>
        <table:table-row>
          <table:table-cell table:style-name="Table5.A1" office:value-type="string">
            <text:p text:style-name="P1"/>
          </table:table-cell>
          <table:table-cell table:style-name="Table5.A1" office:value-type="string">
            <text:p text:style-name="Table_20_Contents">&lt;p&gt;Add Names to the List&lt;/p&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p&gt;</text:p>
          </table:table-cell>
        </table:table-row>
        <table:table-row>
          <table:table-cell table:style-name="Table5.A1" office:value-type="string">
            <text:p text:style-name="P1"/>
          </table:table-cell>
          <table:table-cell table:style-name="Table5.A1" office:value-type="string">
            <text:p text:style-name="Table_20_Contents">First Name:&lt;br /&gt;</text:p>
          </table:table-cell>
        </table:table-row>
        <table:table-row>
          <table:table-cell table:style-name="Table5.A1" office:value-type="string">
            <text:p text:style-name="P1"/>
          </table:table-cell>
          <table:table-cell table:style-name="Table5.A1" office:value-type="string">
            <text:p text:style-name="Table_20_Contents">&lt;input type="text" name="firstname" size="30" /&gt;</text:p>
          </table:table-cell>
        </table:table-row>
        <table:table-row>
          <table:table-cell table:style-name="Table5.A1" office:value-type="string">
            <text:p text:style-name="P1"/>
          </table:table-cell>
          <table:table-cell table:style-name="Table5.A1" office:value-type="string">
            <text:p text:style-name="Table_20_Contents">&lt;/p&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p&gt;</text:p>
          </table:table-cell>
        </table:table-row>
        <table:table-row>
          <table:table-cell table:style-name="Table5.A1" office:value-type="string">
            <text:p text:style-name="P1"/>
          </table:table-cell>
          <table:table-cell table:style-name="Table5.A1" office:value-type="string">
            <text:p text:style-name="Table_20_Contents">Last Name:&lt;br /&gt;</text:p>
          </table:table-cell>
        </table:table-row>
        <table:table-row>
          <table:table-cell table:style-name="Table5.A1" office:value-type="string">
            <text:p text:style-name="P1"/>
          </table:table-cell>
          <table:table-cell table:style-name="Table5.A1" office:value-type="string">
            <text:p text:style-name="Table_20_Contents">&lt;input type="text" name="lastname" size="30" /&gt;</text:p>
          </table:table-cell>
        </table:table-row>
        <table:table-row>
          <table:table-cell table:style-name="Table5.A1" office:value-type="string">
            <text:p text:style-name="P1"/>
          </table:table-cell>
          <table:table-cell table:style-name="Table5.A1" office:value-type="string">
            <text:p text:style-name="Table_20_Contents">&lt;/p&gt;</text:p>
          </table:table-cell>
        </table:table-row>
        <table:table-row>
          <table:table-cell table:style-name="Table5.A1" office:value-type="string">
            <text:p text:style-name="P1"/>
          </table:table-cell>
          <table:table-cell table:style-name="Table5.A1" office:value-type="string">
            <text:p text:style-name="Table_20_Contents"/>
          </table:table-cell>
        </table:table-row>
        <text:soft-page-break/>
        <table:table-row>
          <table:table-cell table:style-name="Table5.A1" office:value-type="string">
            <text:p text:style-name="P1"/>
          </table:table-cell>
          <table:table-cell table:style-name="Table5.A1" office:value-type="string">
            <text:p text:style-name="Table_20_Contents">&lt;p&gt;</text:p>
          </table:table-cell>
        </table:table-row>
        <table:table-row>
          <table:table-cell table:style-name="Table5.A1" office:value-type="string">
            <text:p text:style-name="P1"/>
          </table:table-cell>
          <table:table-cell table:style-name="Table5.A1" office:value-type="string">
            <text:p text:style-name="Table_20_Contents">&lt;input type="submit" value="Add Name" /&gt;</text:p>
          </table:table-cell>
        </table:table-row>
        <table:table-row>
          <table:table-cell table:style-name="Table5.A1" office:value-type="string">
            <text:p text:style-name="P1"/>
          </table:table-cell>
          <table:table-cell table:style-name="Table5.A1" office:value-type="string">
            <text:p text:style-name="Table_20_Contents">&lt;/p&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form&gt;</text:p>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
          </table:table-cell>
        </table:table-row>
        <table:table-row>
          <table:table-cell table:style-name="Table5.A1" office:value-type="string">
            <text:p text:style-name="P1"/>
          </table:table-cell>
          <table:table-cell table:style-name="Table5.A1" office:value-type="string">
            <text:p text:style-name="Table_20_Contents">&lt;/body&gt;</text:p>
          </table:table-cell>
        </table:table-row>
        <table:table-row>
          <table:table-cell table:style-name="Table5.A1" office:value-type="string">
            <text:p text:style-name="P1"/>
          </table:table-cell>
          <table:table-cell table:style-name="Table5.A1" office:value-type="string">
            <text:p text:style-name="Table_20_Contents">&lt;/html&gt;</text:p>
          </table:table-cell>
        </table:table-row>
        <table:table-row>
          <table:table-cell table:style-name="Table5.A1" office:value-type="string">
            <text:p text:style-name="P1"/>
          </table:table-cell>
          <table:table-cell table:style-name="Table5.A1" office:value-type="string">
            <text:p text:style-name="P1"/>
          </table:table-cell>
        </table:table-row>
      </table:table>
      <text:p text:style-name="Standard"/>
      <text:p text:style-name="Standard"/>
      <text:p text:style-name="Standard">PHP</text:p>
      <text:p text:style-name="Standard">&lt;!DOCTYPE HTML PUBLIC “-//W3C//DTD HTML 4.01 Transitional//EN”&gt;</text:p>
      <text:p text:style-name="Standard">&lt;html&gt;</text:p>
      <text:p text:style-name="Standard">&lt;head&gt;</text:p>
      <text:p text:style-name="Standard"><text:tab/>&lt;title&gt;0506 Debugging – Part 3&lt;/title&gt;</text:p>
      <text:p text:style-name="Standard"><text:tab/>&lt;link rel=”stylesheet” type=”text/css” href=”css/basic_2.css”&gt;</text:p>
      <text:p text:style-name="Standard">&lt;/head&gt;</text:p>
      <text:p text:style-name="Standard"/>
      <text:p text:style-name="Standard">&lt;body&gt;</text:p>
      <text:p text:style-name="Standard"><text:tab/>&lt;h3&gt;Debugging – Part 3&lt;/h3&gt;</text:p>
      <text:p text:style-name="Standard"/>
      <text:p text:style-name="Standard"><text:tab/>&lt;?php</text:p>
      <text:p text:style-name="Standard"><text:tab/>//*********************************</text:p>
      <text:p text:style-name="Standard"><text:tab/>//Gather Data From Form</text:p>
      <text:p text:style-name="Standard"><text:tab/>//*********************************</text:p>
      <text:p text:style-name="Standard"><text:tab/>$firstname = $_POST['firstname'];</text:p>
      <text:p text:style-name="Standard"><text:tab/>$lastname = $_POST['lastname'];</text:p>
      <text:p text:style-name="Standard"/>
      <text:p text:style-name="Standard"><text:tab/>$DOCUMENT_ROOT = $_SERVER['DOCUMENT_ROOT'];</text:p>
      <text:p text:style-name="Standard"/>
      <text:p text:style-name="Standard"><text:tab/>$filename = $DOCUMENT_ROOT.'data/'.'namelist.txt';</text:p>
      <text:p text:style-name="Standard"/>
      <text:p text:style-name="Standard"><text:tab/></text:p>
      <text:p text:style-name="Standard"><text:tab/>//********************************</text:p>
      <text:p text:style-name="Standard"><text:tab/>//Add Name Information To File</text:p>
      <text:p text:style-name="Standard"><text:tab/>//********************************</text:p>
      <text:p text:style-name="Standard"><text:tab/>$fp = fopen($filename, 'a'); <text:s/>//open file in append mode</text:p>
      <text:p text:style-name="Standard"/>
      <text:p text:style-name="Standard"><text:tab/>$output_line = $lastname.'|'.$firstname.'|'.”\n”;</text:p>
      <text:p text:style-name="Standard"/>
      <text:p text:style-name="Standard"><text:tab/>fwrite($fp, output_line);</text:p>
      <text:p text:style-name="Standard"/>
      <text:p text:style-name="Standard"><text:tab/>fclose($fp);</text:p>
      <text:p text:style-name="Standard"><text:tab/></text:p>
      <text:p text:style-name="Standard"><text:soft-page-break/><text:tab/>print “&lt;h3&gt;$lastname, $firstname Added to File&lt;/h3&gt;”;</text:p>
      <text:p text:style-name="Standard"><text:tab/>?&gt;</text:p>
      <text:p text:style-name="Standard"><text:tab/></text:p>
      <text:p text:style-name="Standard"><text:tab/>//**********************************************</text:p>
      <text:p text:style-name="Standard"><text:tab/>//Read Name Information from a File into an HTML Table</text:p>
      <text:p text:style-name="Standard"><text:tab/>//**********************************************</text:p>
      <text:p text:style-name="Standard"><text:tab/>&lt;table border='1'&gt;</text:p>
      <text:p text:style-name="Standard"><text:tab/><text:tab/>&lt;tr&gt;</text:p>
      <text:p text:style-name="Standard"><text:tab/><text:tab/><text:tab/>&lt;th&gt;Last Name&lt;/th&gt;</text:p>
      <text:p text:style-name="Standard"><text:tab/><text:tab/><text:tab/>&lt;th&gt;First Name&lt;/th&gt;</text:p>
      <text:p text:style-name="Standard"><text:tab/><text:tab/>&lt;/tr&gt;</text:p>
      <text:p text:style-name="Standard"/>
      <text:p text:style-name="Standard"><text:tab/>&lt;?php</text:p>
      <text:p text:style-name="Standard"><text:tab/>$display = “”; <text:s/>//empty string</text:p>
      <text:p text:style-name="Standard"><text:tab/>$line_ctr = 0;</text:p>
      <text:p text:style-name="Standard"/>
      <text:p text:style-name="Standard"><text:tab/>$fp = fopen($filename, 'r'); <text:s/>//open file in read mode</text:p>
      <text:p text:style-name="Standard"/>
      <text:p text:style-name="Standard"><text:tab/>while (true)</text:p>
      <text:p text:style-name="Standard"><text:tab/>{</text:p>
      <text:p text:style-name="Standard"><text:tab/><text:tab/>$line = fgets($fp);</text:p>
      <text:p text:style-name="Standard"/>
      <text:p text:style-name="Standard"><text:tab/><text:tab/>if (feof($fp))</text:p>
      <text:p text:style-name="Standard"><text:tab/><text:tab/>{</text:p>
      <text:p text:style-name="Standard"><text:tab/><text:tab/><text:tab/>break;</text:p>
      <text:p text:style-name="Standard"><text:tab/><text:tab/>}</text:p>
      <text:p text:style-name="Standard"/>
      <text:p text:style-name="Standard"><text:tab/><text:tab/>$line_ctr++;</text:p>
      <text:p text:style-name="Standard"/>
      <text:p text:style-name="Standard"><text:tab/><text:tab/>$line_ctr_remainder = $line_ctr % 2;</text:p>
      <text:p text:style-name="Standard"/>
      <text:p text:style-name="Standard"><text:tab/><text:tab/>if ($line_ctr_remainder == 0)</text:p>
      <text:p text:style-name="Standard"><text:tab/><text:tab/>{</text:p>
      <text:p text:style-name="Standard"><text:tab/><text:tab/><text:tab/>$style = “style='background-color: #FFFFCC;'”;</text:p>
      <text:p text:style-name="Standard"><text:tab/><text:tab/>}</text:p>
      <text:p text:style-name="Standard"><text:tab/><text:tab/>else</text:p>
      <text:p text:style-name="Standard"><text:tab/><text:tab/>{</text:p>
      <text:p text:style-name="Standard"><text:tab/><text:tab/><text:tab/>$style = “style='background-color: white;'”;</text:p>
      <text:p text:style-name="Standard"><text:tab/><text:tab/>}</text:p>
      <text:p text:style-name="Standard"/>
      <text:p text:style-name="Standard"><text:tab/><text:tab/>list($lastname, $firstname) = explode('|', $line);</text:p>
      <text:p text:style-name="Standard"/>
      <text:p text:style-name="Standard"><text:tab/><text:tab/>print “$lastname, $firstname”;</text:p>
      <text:p text:style-name="Standard"><text:tab/><text:tab/></text:p>
      <text:p text:style-name="Standard"><text:tab/><text:tab/>$display .= “&lt;tr $style&gt;”;</text:p>
      <text:p text:style-name="Standard"><text:tab/><text:tab/><text:tab/>$display .= “&lt;td&gt;”.$lastname.”&lt;/td&gt;”;</text:p>
      <text:p text:style-name="Standard"><text:tab/><text:tab/><text:tab/>$display .=”&lt;td&gt;”.$firstname.”&lt;/td&gt;”;</text:p>
      <text:p text:style-name="Standard"><text:tab/><text:tab/>$display .= “&lt;/tr&gt;\n”; <text:s/>//added newline</text:p>
      <text:p text:style-name="Standard"><text:tab/>}</text:p>
      <text:p text:style-name="Standard"><text:soft-page-break/></text:p>
      <text:p text:style-name="Standard"><text:tab/>fclose($fp);</text:p>
      <text:p text:style-name="Standard"/>
      <text:p text:style-name="Standard"><text:tab/>print $display; <text:s/>//this prints the table rows</text:p>
      <text:p text:style-name="Standard"><text:tab/>?&gt;</text:p>
      <text:p text:style-name="Standard"/>
      <text:p text:style-name="Standard"><text:tab/>&lt;/table&gt;</text:p>
      <text:p text:style-name="Standard"/>
      <text:p text:style-name="Standard">&lt;/body&gt;</text:p>
      <text:p text:style-name="Standard">&lt;/html&gt;</text:p>
      <text:p text:style-name="Standard"/>
      <text:p text:style-name="Standard">-”unexpected } in line 67”. In this example, the curly brace is correct but the line above was missing a semicolon. Always make sure to end php statements with a semicolon at the end of the line</text:p>
      <text:p text:style-name="Standard">-”parse error” always means syntax error</text:p>
      <text:p text:style-name="Standard">-if an error message points you to the last line of the file, the error is ALMOST ALWAYS an iproperly closed curly brace</text:p>
      <text:p text:style-name="Standard">-ALWAYS REMEMBER TO DEFINE YOUR VARIABLES. Make sure that your variable exists first before you start doing things with it</text:p>
      <text:p text:style-name="Standard">-Always make sure that html tags have the proper opening and closing brackets</text:p>
      <text:p text:style-name="Standard">-remember that if you're running something off of a file, the contents of that file can influence your program depending on how it's being used. In this example, we had to manually delete some lines of our nameslist.txt file because we populated it through testing</text:p>
      <text:p text:style-name="Standard">-if you don't know what's going on, you can always make a print statement to see what values are being printed when you try to execute something (just remember to delete them or comment them out when you're done debugg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22T10:59:38.52</meta:creation-date>
    <meta:generator>OpenOffice/4.1.7$Win32 OpenOffice.org_project/417m1$Build-9800</meta:generator>
    <dc:date>2021-03-01T13:46:45.02</dc:date>
    <meta:editing-duration>PT2H33M14S</meta:editing-duration>
    <meta:editing-cycles>86</meta:editing-cycles>
    <meta:document-statistic meta:table-count="5" meta:image-count="0" meta:object-count="0" meta:page-count="17" meta:paragraph-count="541" meta:word-count="2480" meta:character-count="17423"/>
  </office:meta>
</office:document-meta>
</file>